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#FFD966"/>
    </style:style>
    <style:style style:name="ce14" style:family="table-cell" style:parent-style-name="Default" style:data-style-name="N0">
      <style:table-cell-properties fo:border="thin solid #000000" fo:background-color="#FFD966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FFD966"/>
    </style:style>
    <style:style style:name="ce16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#C9C9C9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background-color="#C9C9C9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#C9C9C9" style:repeat-content="false"/>
      <style:paragraph-properties fo:text-align="center"/>
      <style:text-properties fo:color="#3C4043" style:font-name="Consolas" style:font-name-asian="Consolas" style:font-name-complex="Consolas" fo:font-size="9pt" style:font-size-asian="9pt" style:font-size-complex="9pt" style:font-family-generic="modern"/>
    </style:style>
    <style:style style:name="ce24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FFD966"/>
    </style:style>
    <style:style style:name="ce25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#FFD966"/>
    </style:style>
    <style:style style:name="ce26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FFD966"/>
    </style:style>
    <style:style style:name="ce27" style:family="table-cell" style:parent-style-name="Default" style:data-style-name="N0">
      <style:table-cell-properties fo:border-top="thin solid #000000" fo:border-bottom="thick solid #000000" fo:border-left="thick solid #000000" fo:border-right="thick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fo:background-color="#C9C9C9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#C9C9C9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#C9C9C9" style:repeat-content="false"/>
      <style:paragraph-properties fo:text-align="center"/>
      <style:text-properties fo:color="#3C4043" style:font-name="Consolas" style:font-name-asian="Consolas" style:font-name-complex="Consolas" fo:font-size="9pt" style:font-size-asian="9pt" style:font-size-complex="9pt" style:font-family-generic="modern"/>
    </style:style>
    <style:style style:name="ce31" style:family="table-cell" style:parent-style-name="Default" style:data-style-name="N36">
      <style:table-cell-properties fo:border="thick solid #000000" fo:background-color="#FFD966"/>
    </style:style>
    <style:style style:name="ce32" style:family="table-cell" style:parent-style-name="Default" style:data-style-name="N36">
      <style:table-cell-properties fo:border-top="thick solid #000000" fo:border-bottom="thin solid #000000" fo:border-left="thick solid #000000" fo:border-right="thin solid #000000" fo:background-color="#FFD966"/>
    </style:style>
    <style:style style:name="ce33" style:family="table-cell" style:parent-style-name="Default" style:data-style-name="N36">
      <style:table-cell-properties fo:border-top="thick solid #000000" fo:border-bottom="thin solid #000000" fo:border-left="thin solid #000000" fo:border-right="thin solid #000000" fo:background-color="#FFD966"/>
    </style:style>
    <style:style style:name="ce34" style:family="table-cell" style:parent-style-name="Default" style:data-style-name="N36">
      <style:table-cell-properties fo:border-top="thick solid #000000" fo:border-bottom="thin solid #000000" fo:border-left="thin solid #000000" fo:border-right="thick solid #000000" fo:background-color="#FFD966"/>
    </style:style>
    <style:style style:name="ce35" style:family="table-cell" style:parent-style-name="Default" style:data-style-name="N36">
      <style:table-cell-properties fo:border="thick solid #000000" style:vertical-align="automatic" fo:background-color="#FFD966" style:repeat-content="false"/>
      <style:paragraph-properties fo:text-align="center"/>
    </style:style>
    <style:style style:name="ce36" style:family="table-cell" style:parent-style-name="Default" style:data-style-name="N36">
      <style:table-cell-properties fo:border="thick solid #000000" style:vertical-align="middle" fo:background-color="#A9D08E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ck solid #000000" fo:background-color="#FFD966"/>
    </style:style>
    <style:style style:name="ce38" style:family="table-cell" style:parent-style-name="Default" style:data-style-name="N0">
      <style:table-cell-properties fo:border="thick solid #000000" style:vertical-align="middle" fo:background-color="#FFD966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ck solid #000000" fo:background-color="#FFD966"/>
      <style:text-properties fo:color="#FF0000"/>
    </style:style>
    <style:style style:name="ce40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ck solid #000000" style:vertical-align="automatic" fo:background-color="#AFE4E3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ck solid #000000" style:vertical-align="middle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thin solid #000000" fo:border-bottom="thin solid #000000" fo:border-left="thick solid #000000" fo:border-right="thin solid #000000" style:vertical-align="automatic" fo:background-color="#FFD966" style:repeat-content="false"/>
      <style:paragraph-properties fo:text-align="center"/>
    </style:style>
    <style:style style:name="ce49" style:family="table-cell" style:parent-style-name="Default" style:data-style-name="N36">
      <style:table-cell-properties fo:border-top="thin solid #000000" fo:border-bottom="thin solid #000000" fo:border-left="thin solid #000000" fo:border-right="thick solid #000000" style:vertical-align="automatic" fo:background-color="#FFD966" style:repeat-content="false"/>
      <style:paragraph-properties fo:text-align="center"/>
    </style:style>
    <style:style style:name="ce50" style:family="table-cell" style:parent-style-name="Default" style:data-style-name="N37">
      <style:table-cell-properties fo:border-top="thin solid #000000" fo:border-bottom="thick solid #000000" fo:border-left="thick solid #000000" fo:border-right="thin solid #000000" style:vertical-align="automatic" fo:background-color="#FFD966" style:repeat-content="false"/>
      <style:paragraph-properties fo:text-align="center"/>
    </style:style>
    <style:style style:name="ce51" style:family="table-cell" style:parent-style-name="Default" style:data-style-name="N37">
      <style:table-cell-properties fo:border-top="thin solid #000000" fo:border-bottom="thick solid #000000" fo:border-left="thin solid #000000" fo:border-right="thick solid #000000" style:vertical-align="automatic" fo:background-color="#FFD966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ck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5" style:family="table-cell" style:parent-style-name="Default" style:data-style-name="N0">
      <style:table-cell-properties fo:border-top="thick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8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fo:background-color="#D0CECE"/>
    </style:style>
    <style:style style:name="ce60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#BDD7EE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DD7EE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BDD7EE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DD7EE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fo:background-color="#BDD7EE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thick solid #000000" fo:border-left="thin solid #000000" fo:border-right="none" style:vertical-align="middle" fo:background-color="#BDD7EE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#BDD7EE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fo:background-color="#BDD7EE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middle" fo:background-color="#BDD7EE" style:repeat-content="false"/>
      <style:paragraph-properties fo:text-align="center"/>
    </style:style>
    <style:style style:name="ce70" style:family="table-cell" style:parent-style-name="Default" style:data-style-name="N2">
      <style:table-cell-properties fo:border="thin solid #000000" style:vertical-align="middle" fo:background-color="#BDD7EE" style:repeat-content="false"/>
      <style:paragraph-properties fo:text-align="center"/>
    </style:style>
    <style:style style:name="ce71" style:family="table-cell" style:parent-style-name="Default" style:data-style-name="N0">
      <style:table-cell-properties fo:border="thin solid #000000" fo:background-color="#FFD966"/>
      <style:text-properties fo:color="#002060" fo:font-weight="bold" style:font-weight-asian="bold" style:font-weight-complex="bold"/>
    </style:style>
    <style:style style:name="ce72" style:family="table-cell" style:parent-style-name="Default" style:data-style-name="N0"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fo:background-color="#9BC2E6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fo:background-color="#A9D08E"/>
      <style:text-properties fo:color="#92D050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</style:style>
    <style:style style:name="ce8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none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middle" fo:background-color="#AFE4E3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middle" fo:background-color="#AFE4E3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middle" fo:background-color="#AFE4E3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#BFBFBF" style:repeat-content="false"/>
      <style:paragraph-properties fo:text-align="center"/>
    </style:style>
    <style:style style:name="ce91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BFBFBF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fo:background-color="#BFBFBF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#BFBFBF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fo:background-color="#BFBFBF" style:repeat-content="false"/>
      <style:paragraph-properties fo:text-align="center"/>
    </style:style>
    <style:style style:name="ce96" style:family="table-cell" style:parent-style-name="Default" style:data-style-name="N0">
      <style:table-cell-properties style:vertical-align="automatic" fo:background-color="#FFC000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D0CECE"/>
    </style:style>
    <style:style style:name="ce98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#D0CECE"/>
    </style:style>
    <style:style style:name="ce99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D0CECE"/>
    </style:style>
    <style:style style:name="ce100" style:family="table-cell" style:parent-style-name="Default" style:data-style-name="N0">
      <style:table-cell-properties fo:border="thick solid #000000" style:vertical-align="middle" fo:background-color="#AFE4E3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2.7305cm"/>
    </style:style>
    <style:style style:name="co4" style:family="table-column">
      <style:table-column-properties fo:break-before="auto" style:column-width="2.58233333333333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7465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921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6345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number-columns-spanned="4" table:number-rows-spanned="1" table:style-name="ce96">
            <text:p>Marlon Ivan Carreto Rivera</text:p>
          </table:table-cell>
          <table:covered-table-cell table:number-columns-repeated="3"/>
          <table:table-cell table:number-columns-repeated="16376" table:style-name="ce1"/>
        </table:table-row>
        <table:table-row table:style-name="ro1">
          <table:table-cell table:number-columns-repeated="4"/>
          <table:table-cell office:value-type="float" office:value="201230088" table:number-columns-spanned="4" table:number-rows-spanned="1" table:style-name="ce96">
            <text:p>201230088</text:p>
          </table:table-cell>
          <table:covered-table-cell table:number-columns-repeated="3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3">
          <table:table-cell table:number-columns-repeated="4"/>
          <table:table-cell table:number-columns-repeated="13" table:style-name="ce2"/>
          <table:table-cell office:value-type="string" table:number-columns-spanned="4" table:number-rows-spanned="1" table:style-name="ce40">
            <text:p>COORDENADAS PARCIALES</text:p>
          </table:table-cell>
          <table:covered-table-cell table:number-columns-repeated="3"/>
          <table:table-cell office:value-type="string" table:number-columns-spanned="2" table:number-rows-spanned="1" table:style-name="ce41">
            <text:p>CORRECCIONES</text:p>
          </table:table-cell>
          <table:covered-table-cell/>
          <table:table-cell office:value-type="string" table:number-columns-spanned="2" table:number-rows-spanned="1" table:style-name="ce41">
            <text:p>COOORDENADAS PARCIALES</text:p>
          </table:table-cell>
          <table:covered-table-cell/>
          <table:table-cell office:value-type="string" table:number-columns-spanned="4" table:number-rows-spanned="2" table:style-name="ce42">
            <text:p>CALCULO DE AREA POR COORDENADAS TOTATLES<text:s/></text:p>
          </table:table-cell>
          <table:covered-table-cell table:number-columns-repeated="3"/>
          <table:table-cell office:value-type="string" table:number-columns-spanned="1" table:number-rows-spanned="3" table:style-name="ce43">
            <text:p>AREA<text:s/></text:p>
          </table:table-cell>
          <table:table-cell table:style-name="ce6"/>
          <table:table-cell table:number-columns-repeated="2" table:style-name="ce1"/>
          <table:table-cell office:value-type="string" table:number-columns-spanned="10" table:number-rows-spanned="1" table:style-name="ce44">
            <text:p>LIBRETA CORREGIDA</text:p>
          </table:table-cell>
          <table:covered-table-cell table:number-columns-repeated="9"/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3">
            <text:p>EST.</text:p>
          </table:table-cell>
          <table:table-cell office:value-type="string" table:style-name="ce52">
            <text:p>P.O.</text:p>
          </table:table-cell>
          <table:table-cell office:value-type="string" table:number-columns-spanned="3" table:number-rows-spanned="1" table:style-name="ce58">
            <text:p>AZUMIT</text:p>
          </table:table-cell>
          <table:covered-table-cell table:number-columns-repeated="2"/>
          <table:table-cell office:value-type="string" table:number-columns-spanned="5" table:number-rows-spanned="1" table:style-name="ce40">
            <text:p>RUMBO</text:p>
          </table:table-cell>
          <table:covered-table-cell table:number-columns-repeated="4"/>
          <table:table-cell office:value-type="string" table:style-name="ce4">
            <text:p>DIST. HORIZ.</text:p>
          </table:table-cell>
          <table:table-cell office:value-type="string" table:style-name="ce4">
            <text:p>COS R</text:p>
          </table:table-cell>
          <table:table-cell office:value-type="string" table:style-name="ce5">
            <text:p>SEN R</text:p>
          </table:table-cell>
          <table:table-cell office:value-type="string" table:number-columns-spanned="2" table:number-rows-spanned="1" table:style-name="ce45">
            <text:p>LATITUD Y</text:p>
          </table:table-cell>
          <table:covered-table-cell/>
          <table:table-cell office:value-type="string" table:number-columns-spanned="2" table:number-rows-spanned="1" table:style-name="ce46">
            <text:p>LATITUD X</text:p>
          </table:table-cell>
          <table:covered-table-cell/>
          <table:table-cell office:value-type="string" table:style-name="ce8">
            <text:p>LATITUD Y</text:p>
          </table:table-cell>
          <table:table-cell office:value-type="string" table:style-name="ce8">
            <text:p>LATITUD X</text:p>
          </table:table-cell>
          <table:table-cell office:value-type="string" table:number-columns-spanned="2" table:number-rows-spanned="1" table:style-name="ce46">
            <text:p>COMPENSADAS</text:p>
          </table:table-cell>
          <table:covered-table-cell/>
          <table:covered-table-cell/>
          <table:covered-table-cell table:number-columns-repeated="3"/>
          <table:covered-table-cell/>
          <table:table-cell table:style-name="ce6"/>
          <table:table-cell table:number-columns-repeated="2" table:style-name="ce1"/>
          <table:table-cell office:value-type="string" table:number-columns-spanned="1" table:number-rows-spanned="2" table:style-name="ce40">
            <text:p>EST.</text:p>
          </table:table-cell>
          <table:table-cell office:value-type="string" table:number-columns-spanned="1" table:number-rows-spanned="2" table:style-name="ce41">
            <text:p>P.O.</text:p>
          </table:table-cell>
          <table:table-cell office:value-type="string" table:number-columns-spanned="1" table:number-rows-spanned="2" table:style-name="ce41">
            <text:p>DIST. HORIZ.</text:p>
          </table:table-cell>
          <table:table-cell office:value-type="string" table:number-columns-spanned="1" table:number-rows-spanned="2" table:style-name="ce41">
            <text:p>RUMBOS</text:p>
          </table:table-cell>
          <table:table-cell office:value-type="string" table:number-columns-spanned="3" table:number-rows-spanned="2" table:style-name="ce41">
            <text:p>RUMBOS</text:p>
          </table:table-cell>
          <table:covered-table-cell table:number-columns-repeated="2"/>
          <table:table-cell office:value-type="string" table:number-columns-spanned="3" table:number-rows-spanned="2" table:style-name="ce42">
            <text:p>AZUMIT</text:p>
          </table:table-cell>
          <table:covered-table-cell table:number-columns-repeated="2"/>
          <table:table-cell table:number-columns-repeated="16341"/>
        </table:table-row>
        <table:table-row table:style-name="ro3">
          <table:table-cell table:number-columns-repeated="4"/>
          <table:table-cell table:style-name="ce7"/>
          <table:table-cell table:style-name="ce53"/>
          <table:table-cell office:value-type="string" table:style-name="ce7">
            <text:p>G</text:p>
          </table:table-cell>
          <table:table-cell office:value-type="string" table:style-name="ce8">
            <text:p>M</text:p>
          </table:table-cell>
          <table:table-cell office:value-type="string" table:style-name="ce9">
            <text:p>S</text:p>
          </table:table-cell>
          <table:table-cell office:value-type="string" table:style-name="ce56">
            <text:p>Y</text:p>
          </table:table-cell>
          <table:table-cell office:value-type="string" table:style-name="ce8">
            <text:p>G</text:p>
          </table:table-cell>
          <table:table-cell office:value-type="string" table:style-name="ce8">
            <text:p>M</text:p>
          </table:table-cell>
          <table:table-cell office:value-type="string" table:style-name="ce8">
            <text:p>S</text:p>
          </table:table-cell>
          <table:table-cell office:value-type="string" table:style-name="ce8">
            <text:p>X</text:p>
          </table:table-cell>
          <table:table-cell office:value-type="string" table:style-name="ce8">
            <text:p>(m)</text:p>
          </table:table-cell>
          <table:table-cell table:style-name="ce8"/>
          <table:table-cell table:style-name="ce9"/>
          <table:table-cell office:value-type="string" table:style-name="ce7">
            <text:p>N(+)</text:p>
          </table:table-cell>
          <table:table-cell office:value-type="string" table:style-name="ce8">
            <text:p>S(-)</text:p>
          </table:table-cell>
          <table:table-cell office:value-type="string" table:style-name="ce8">
            <text:p>E(+)</text:p>
          </table:table-cell>
          <table:table-cell office:value-type="string" table:style-name="ce8">
            <text:p>W(-)</text:p>
          </table:table-cell>
          <table:table-cell office:value-type="string" table:style-name="ce8">
            <text:p>CY</text:p>
          </table:table-cell>
          <table:table-cell office:value-type="string" table:style-name="ce8">
            <text:p>CX</text:p>
          </table:table-cell>
          <table:table-cell office:value-type="string" table:style-name="ce8">
            <text:p>LATITUD Y</text:p>
          </table:table-cell>
          <table:table-cell office:value-type="string" table:style-name="ce8">
            <text:p>LATITUD 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Y</text:p>
          </table:table-cell>
          <table:table-cell office:value-type="string" table:style-name="ce8">
            <text:p>X</text:p>
          </table:table-cell>
          <table:table-cell office:value-type="string" table:style-name="ce9">
            <text:p>Y</text:p>
          </table:table-cell>
          <table:covered-table-cell/>
          <table:table-cell table:style-name="ce6"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41"/>
        </table:table-row>
        <table:table-row table:style-name="ro3">
          <table:table-cell table:number-columns-repeated="4"/>
          <table:table-cell table:style-name="ce10"/>
          <table:table-cell table:style-name="ce54"/>
          <table:table-cell table:style-name="ce10"/>
          <table:table-cell table:style-name="ce11"/>
          <table:table-cell table:style-name="ce12"/>
          <table:table-cell table:style-name="ce57"/>
          <table:table-cell table:number-columns-repeated="6" table:style-name="ce11"/>
          <table:table-cell table:style-name="ce12"/>
          <table:table-cell table:style-name="ce13"/>
          <table:table-cell table:number-columns-repeated="3" table:style-name="ce14"/>
          <table:table-cell office:value-type="float" office:value="4.1540000000000001E-4" table:formula="of:=ROUND([.R19]/[.R18];7)" table:style-name="ce14">
            <text:p>0.0004154</text:p>
          </table:table-cell>
          <table:table-cell office:value-type="float" office:value="3.7209999999999999E-4" table:formula="of:=ROUND([.T19]/[.T18];7)" table:style-name="ce14">
            <text:p>0.0003721</text:p>
          </table:table-cell>
          <table:table-cell table:number-columns-repeated="2" table:style-name="ce14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style-name="ce14"/>
          <table:table-cell table:style-name="ce15"/>
          <table:table-cell office:value-type="float" office:value="272550.13319999998" table:formula="of:=ROUND(ABS([.AB17]-[.AC17])/2;5)" table:number-columns-spanned="1" table:number-rows-spanned="6" table:style-name="ce47">
            <text:p>272550.1332</text:p>
          </table:table-cell>
          <table:table-cell table:style-name="ce1"/>
          <table:table-cell office:value-type="string" office:string-value="0;0" table:formula="of:=CONCATENATE([.Z11];&quot;;&quot;;[.AA11])" table:style-name="ce16">
            <text:p>0;0</text:p>
          </table:table-cell>
          <table:table-cell table:style-name="ce1"/>
          <table:table-cell table:style-name="ce17"/>
          <table:table-cell table:number-columns-repeated="6" table:style-name="ce18"/>
          <table:table-cell office:value-type="string" table:style-name="ce18">
            <text:p>G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S</text:p>
          </table:table-cell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60">
            <text:p>A</text:p>
          </table:table-cell>
          <table:table-cell office:value-type="string" table:style-name="ce61">
            <text:p>B</text:p>
          </table:table-cell>
          <table:table-cell office:value-type="float" office:value="26" table:style-name="ce60">
            <text:p>26</text:p>
          </table:table-cell>
          <table:table-cell office:value-type="float" office:value="10" table:style-name="ce62">
            <text:p>10</text:p>
          </table:table-cell>
          <table:table-cell office:value-type="float" office:value="0" table:style-name="ce63">
            <text:p>0</text:p>
          </table:table-cell>
          <table:table-cell office:value-type="string" table:style-name="ce64">
            <text:p>N</text:p>
          </table:table-cell>
          <table:table-cell office:value-type="float" office:value="26" table:style-name="ce62">
            <text:p>26</text:p>
          </table:table-cell>
          <table:table-cell office:value-type="float" office:value="10" table:style-name="ce62">
            <text:p>10</text:p>
          </table:table-cell>
          <table:table-cell office:value-type="float" office:value="0" table:style-name="ce62">
            <text:p>0</text:p>
          </table:table-cell>
          <table:table-cell office:value-type="string" table:style-name="ce62">
            <text:p>E</text:p>
          </table:table-cell>
          <table:table-cell office:value-type="float" office:value="285.10000000000002" table:style-name="ce62">
            <text:p>285.1</text:p>
          </table:table-cell>
          <table:table-cell office:value-type="float" office:value="0.89751499999999995" table:formula="of:=ROUND(COS(RADIANS([.K12]+(([.L12]+[.M12]/60)/60)));6)" table:style-name="ce62">
            <text:p>0.897515</text:p>
          </table:table-cell>
          <table:table-cell office:value-type="float" office:value="0.44098399999999999" table:formula="of:=ROUND(SIN(RADIANS([.K12]+(([.L12]+[.M12]/60)/60)));6)" table:style-name="ce63">
            <text:p>0.440984</text:p>
          </table:table-cell>
          <table:table-cell office:value-type="float" office:value="255.88149999999999" table:formula="of:=ROUND(IF([.J12]=&quot;N&quot;;[.P12]*[.O12]);4)" table:style-name="ce13">
            <text:p>255.8815</text:p>
          </table:table-cell>
          <table:table-cell office:value-type="float" office:value="0" table:formula="of:=ROUND(IF([.J12]=&quot;S&quot;;[.P12]*[.O12]);4)" table:style-name="ce14">
            <text:p>0</text:p>
          </table:table-cell>
          <table:table-cell office:value-type="float" office:value="125.72450000000001" table:formula="of:=ROUND(IF([.N12]=&quot;E&quot;;[.Q12]*[.O12]);4)" table:style-name="ce14">
            <text:p>125.7245</text:p>
          </table:table-cell>
          <table:table-cell office:value-type="float" office:value="0" table:formula="of:=ROUND(IF([.N12]=&quot;W&quot;;[.Q12]*[.O12]);4)" table:style-name="ce14">
            <text:p>0</text:p>
          </table:table-cell>
          <table:table-cell office:value-type="float" office:value="0.11" table:formula="of:=ROUND(ABS([.$V$11]*[.R12]+[.S12]*[.$V$11]);2)" table:style-name="ce14">
            <text:p>0.11</text:p>
          </table:table-cell>
          <table:table-cell office:value-type="float" office:value="0.05" table:formula="of:=ROUND(ABS([.$W$11]*[.T12]+[.U12]*[.$W$11]);2)" table:style-name="ce14">
            <text:p>0.05</text:p>
          </table:table-cell>
          <table:table-cell office:value-type="float" office:value="255.99" table:formula="of:=ROUND(ABS([.R12]+[.V12]);2)" table:style-name="ce14">
            <text:p>255.99</text:p>
          </table:table-cell>
          <table:table-cell office:value-type="float" office:value="125.67" table:formula="of:=ROUND(ABS([.T12]-[.W12]);2)" table:style-name="ce14">
            <text:p>125.67</text:p>
          </table:table-cell>
          <table:table-cell office:value-type="float" office:value="125.67" table:formula="of:=[.Z11]+[.Y12]" table:style-name="ce14">
            <text:p>125.67</text:p>
          </table:table-cell>
          <table:table-cell office:value-type="float" office:value="255.99" table:formula="of:=[.AA11]+[.X12]" table:style-name="ce14">
            <text:p>255.99</text:p>
          </table:table-cell>
          <table:table-cell office:value-type="float" office:value="0" table:formula="of:=[.Z11]*[.AA12]" table:style-name="ce14">
            <text:p>0</text:p>
          </table:table-cell>
          <table:table-cell office:value-type="float" office:value="0" table:formula="of:=[.AA11]*[.Z12]" table:style-name="ce15">
            <text:p>0</text:p>
          </table:table-cell>
          <table:covered-table-cell/>
          <table:table-cell table:style-name="ce1"/>
          <table:table-cell office:value-type="string" office:string-value="125.67;255.99" table:formula="of:=CONCATENATE([.Z12];&quot;;&quot;;[.AA12])" table:style-name="ce20">
            <text:p>125.67;255.99</text:p>
          </table:table-cell>
          <table:table-cell table:style-name="ce1"/>
          <table:table-cell office:value-type="string" table:style-name="ce21">
            <text:p>A</text:p>
          </table:table-cell>
          <table:table-cell office:value-type="string" table:style-name="ce22">
            <text:p>B</text:p>
          </table:table-cell>
          <table:table-cell office:value-type="float" office:value="285.17" table:formula="of:=ROUND(SQRT(([.Z16]-[.Z12])^2+([.AA16]-[.AA12])^2);2)" table:style-name="ce22">
            <text:p>285.17</text:p>
          </table:table-cell>
          <table:table-cell office:value-type="float" office:value="26.147234738388239" table:formula="of:=DEGREES(ATAN(([.Z16]-[.Z12])/([.AA16]-[.AA12])))" table:style-name="ce22">
            <text:p>26.14723474</text:p>
          </table:table-cell>
          <table:table-cell office:value-type="string" table:style-name="ce22">
            <text:p>N</text:p>
          </table:table-cell>
          <table:table-cell office:value-type="string" office:string-value="26° 08' 50.05''" table:formula="of:=TEXT(ABS([.AK12]/24); &quot;[h]° mm' ss.00''&quot;)" table:style-name="ce23">
            <text:p>26° 08' 50.05''</text:p>
          </table:table-cell>
          <table:table-cell office:value-type="string" table:style-name="ce22">
            <text:p>E</text:p>
          </table:table-cell>
          <table:table-cell office:value-type="float" office:value="26" table:style-name="ce59">
            <text:p>26</text:p>
          </table:table-cell>
          <table:table-cell office:value-type="float" office:value="8" table:style-name="ce59">
            <text:p>8</text:p>
          </table:table-cell>
          <table:table-cell office:value-type="float" office:value="50.04" table:style-name="ce97">
            <text:p>50.04</text:p>
          </table:table-cell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60">
            <text:p>B</text:p>
          </table:table-cell>
          <table:table-cell office:value-type="string" table:style-name="ce61">
            <text:p>C</text:p>
          </table:table-cell>
          <table:table-cell office:value-type="float" office:value="104" table:style-name="ce60">
            <text:p>104</text:p>
          </table:table-cell>
          <table:table-cell office:value-type="float" office:value="35" table:style-name="ce62">
            <text:p>35</text:p>
          </table:table-cell>
          <table:table-cell office:value-type="float" office:value="0" table:style-name="ce63">
            <text:p>0</text:p>
          </table:table-cell>
          <table:table-cell office:value-type="string" table:style-name="ce64">
            <text:p>S</text:p>
          </table:table-cell>
          <table:table-cell office:value-type="float" office:value="75" table:style-name="ce62">
            <text:p>75</text:p>
          </table:table-cell>
          <table:table-cell office:value-type="float" office:value="25" table:style-name="ce62">
            <text:p>25</text:p>
          </table:table-cell>
          <table:table-cell office:value-type="float" office:value="0" table:style-name="ce62">
            <text:p>0</text:p>
          </table:table-cell>
          <table:table-cell office:value-type="string" table:style-name="ce62">
            <text:p>E</text:p>
          </table:table-cell>
          <table:table-cell office:value-type="float" office:value="610.45000000000005" table:style-name="ce62">
            <text:p>610.45</text:p>
          </table:table-cell>
          <table:table-cell office:value-type="float" office:value="0.25178800000000001" table:formula="of:=ROUND(COS(RADIANS([.K13]+(([.L13]+[.M13]/60)/60)));6)" table:style-name="ce62">
            <text:p>0.251788</text:p>
          </table:table-cell>
          <table:table-cell office:value-type="float" office:value="0.96778200000000003" table:formula="of:=ROUND(SIN(RADIANS([.K13]+(([.L13]+[.M13]/60)/60)));6)" table:style-name="ce63">
            <text:p>0.967782</text:p>
          </table:table-cell>
          <table:table-cell office:value-type="float" office:value="0" table:formula="of:=ROUND(IF([.J13]=&quot;N&quot;;[.P13]*[.O13]);4)" table:style-name="ce13">
            <text:p>0</text:p>
          </table:table-cell>
          <table:table-cell office:value-type="float" office:value="153.70400000000001" table:formula="of:=ROUND(IF([.J13]=&quot;S&quot;;[.P13]*[.O13]);4)" table:style-name="ce14">
            <text:p>153.704</text:p>
          </table:table-cell>
          <table:table-cell office:value-type="float" office:value="590.78250000000003" table:formula="of:=ROUND(IF([.N13]=&quot;E&quot;;[.Q13]*[.O13]);4)" table:style-name="ce14">
            <text:p>590.7825</text:p>
          </table:table-cell>
          <table:table-cell office:value-type="float" office:value="0" table:formula="of:=ROUND(IF([.N13]=&quot;W&quot;;[.Q13]*[.O13]);4)" table:style-name="ce14">
            <text:p>0</text:p>
          </table:table-cell>
          <table:table-cell office:value-type="float" office:value="0.06" table:formula="of:=ROUND(ABS([.$V$11]*[.R13]+[.S13]*[.$V$11]);2)" table:style-name="ce14">
            <text:p>0.06</text:p>
          </table:table-cell>
          <table:table-cell office:value-type="float" office:value="0.22" table:formula="of:=ROUND(ABS([.$W$11]*[.T13]+[.U13]*[.$W$11]);2)" table:style-name="ce14">
            <text:p>0.22</text:p>
          </table:table-cell>
          <table:table-cell office:value-type="float" office:value="-153.63999999999999" table:formula="of:=ROUND(-ABS([.S13]-[.V13]);2)" table:style-name="ce14">
            <text:p>-153.64</text:p>
          </table:table-cell>
          <table:table-cell office:value-type="float" office:value="590.55999999999995" table:formula="of:=ROUND(ABS([.T13]-[.W13]);2)" table:style-name="ce14">
            <text:p>590.56</text:p>
          </table:table-cell>
          <table:table-cell office:value-type="float" office:value="716.2299999999999" table:formula="of:=[.Z12]+[.Y13]" table:style-name="ce14">
            <text:p>716.23</text:p>
          </table:table-cell>
          <table:table-cell office:value-type="float" office:value="102.35000000000002" table:formula="of:=[.AA12]+[.X13]" table:style-name="ce14">
            <text:p>102.35</text:p>
          </table:table-cell>
          <table:table-cell office:value-type="float" office:value="12862.324500000002" table:formula="of:=[.Z12]*[.AA13]" table:style-name="ce14">
            <text:p>12862.3245</text:p>
          </table:table-cell>
          <table:table-cell office:value-type="float" office:value="183347.71769999998" table:formula="of:=[.AA12]*[.Z13]" table:style-name="ce15">
            <text:p>183347.7177</text:p>
          </table:table-cell>
          <table:covered-table-cell/>
          <table:table-cell table:style-name="ce1"/>
          <table:table-cell office:value-type="string" office:string-value="716.23;102.35" table:formula="of:=CONCATENATE([.Z13];&quot;;&quot;;[.AA13])" table:style-name="ce20">
            <text:p>716.23;102.35</text:p>
          </table:table-cell>
          <table:table-cell table:style-name="ce1"/>
          <table:table-cell office:value-type="string" table:style-name="ce21">
            <text:p>B</text:p>
          </table:table-cell>
          <table:table-cell office:value-type="string" table:style-name="ce22">
            <text:p>C</text:p>
          </table:table-cell>
          <table:table-cell office:value-type="float" office:value="610.22" table:formula="of:=ROUND(SQRT(([.Z13]-[.Z12])^2+([.AA13]-[.AA12])^2);2)" table:style-name="ce22">
            <text:p>610.22</text:p>
          </table:table-cell>
          <table:table-cell office:value-type="float" office:value="-75.417205425047698" table:formula="of:=DEGREES(ATAN(([.Z13]-[.Z12])/([.AA13]-[.AA12])))" table:style-name="ce22">
            <text:p>-75.41720543</text:p>
          </table:table-cell>
          <table:table-cell office:value-type="string" table:style-name="ce22">
            <text:p>S</text:p>
          </table:table-cell>
          <table:table-cell office:value-type="string" office:string-value="75° 25' 01.94''" table:formula="of:=TEXT(ABS([.AK13]/24); &quot;[h]° mm' ss.00''&quot;)" table:style-name="ce23">
            <text:p>75° 25' 01.94''</text:p>
          </table:table-cell>
          <table:table-cell office:value-type="string" table:style-name="ce22">
            <text:p>E</text:p>
          </table:table-cell>
          <table:table-cell office:value-type="float" office:value="104" table:style-name="ce59">
            <text:p>104</text:p>
          </table:table-cell>
          <table:table-cell office:value-type="float" office:value="34" table:style-name="ce59">
            <text:p>34</text:p>
          </table:table-cell>
          <table:table-cell office:value-type="float" office:value="58.06" table:style-name="ce97">
            <text:p>58.06</text:p>
          </table:table-cell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60">
            <text:p>C</text:p>
          </table:table-cell>
          <table:table-cell office:value-type="string" table:style-name="ce61">
            <text:p>D</text:p>
          </table:table-cell>
          <table:table-cell office:value-type="float" office:value="195" table:style-name="ce60">
            <text:p>195</text:p>
          </table:table-cell>
          <table:table-cell office:value-type="float" office:value="30" table:style-name="ce62">
            <text:p>30</text:p>
          </table:table-cell>
          <table:table-cell office:value-type="float" office:value="0" table:style-name="ce63">
            <text:p>0</text:p>
          </table:table-cell>
          <table:table-cell office:value-type="string" table:style-name="ce64">
            <text:p>S</text:p>
          </table:table-cell>
          <table:table-cell office:value-type="float" office:value="15" table:style-name="ce62">
            <text:p>15</text:p>
          </table:table-cell>
          <table:table-cell office:value-type="float" office:value="30" table:style-name="ce62">
            <text:p>30</text:p>
          </table:table-cell>
          <table:table-cell office:value-type="float" office:value="0" table:style-name="ce62">
            <text:p>0</text:p>
          </table:table-cell>
          <table:table-cell office:value-type="string" table:style-name="ce62">
            <text:p>W</text:p>
          </table:table-cell>
          <table:table-cell office:value-type="float" office:value="720.48" table:style-name="ce62">
            <text:p>720.48</text:p>
          </table:table-cell>
          <table:table-cell office:value-type="float" office:value="0.96362999999999999" table:formula="of:=ROUND(COS(RADIANS([.K14]+(([.L14]+[.M14]/60)/60)));6)" table:style-name="ce62">
            <text:p>0.96363</text:p>
          </table:table-cell>
          <table:table-cell office:value-type="float" office:value="0.26723799999999998" table:formula="of:=ROUND(SIN(RADIANS([.K14]+(([.L14]+[.M14]/60)/60)));6)" table:style-name="ce63">
            <text:p>0.267238</text:p>
          </table:table-cell>
          <table:table-cell office:value-type="float" office:value="0" table:formula="of:=ROUND(IF([.J14]=&quot;N&quot;;[.P14]*[.O14]);4)" table:style-name="ce13">
            <text:p>0</text:p>
          </table:table-cell>
          <table:table-cell office:value-type="float" office:value="694.27610000000004" table:formula="of:=ROUND(IF([.J14]=&quot;S&quot;;[.P14]*[.O14]);4)" table:style-name="ce14">
            <text:p>694.2761</text:p>
          </table:table-cell>
          <table:table-cell office:value-type="float" office:value="0" table:formula="of:=ROUND(IF([.N14]=&quot;E&quot;;[.Q14]*[.O14]);4)" table:style-name="ce14">
            <text:p>0</text:p>
          </table:table-cell>
          <table:table-cell office:value-type="float" office:value="192.53960000000001" table:formula="of:=ROUND(IF([.N14]=&quot;W&quot;;[.Q14]*[.O14]);4)" table:style-name="ce14">
            <text:p>192.5396</text:p>
          </table:table-cell>
          <table:table-cell office:value-type="float" office:value="0.28999999999999998" table:formula="of:=ROUND(ABS([.$V$11]*[.R14]+[.S14]*[.$V$11]);2)" table:style-name="ce14">
            <text:p>0.29</text:p>
          </table:table-cell>
          <table:table-cell office:value-type="float" office:value="7.0000000000000007E-2" table:formula="of:=ROUND(ABS([.$W$11]*[.T14]+[.U14]*[.$W$11]);2)" table:style-name="ce14">
            <text:p>0.07</text:p>
          </table:table-cell>
          <table:table-cell office:value-type="float" office:value="-693.99" table:formula="of:=ROUND(-ABS([.S14]-[.V14]);2)" table:style-name="ce14">
            <text:p>-693.99</text:p>
          </table:table-cell>
          <table:table-cell office:value-type="float" office:value="-192.61" table:formula="of:=ROUND(-ABS([.U14]+[.W14]);2)" table:style-name="ce14">
            <text:p>-192.61</text:p>
          </table:table-cell>
          <table:table-cell office:value-type="float" office:value="523.61999999999989" table:formula="of:=[.Z13]+[.Y14]" table:style-name="ce14">
            <text:p>523.62</text:p>
          </table:table-cell>
          <table:table-cell office:value-type="float" office:value="-591.64" table:formula="of:=[.AA13]+[.X14]" table:style-name="ce14">
            <text:p>-591.64</text:p>
          </table:table-cell>
          <table:table-cell office:value-type="float" office:value="-423750.31719999993" table:formula="of:=[.Z13]*[.AA14]" table:style-name="ce14">
            <text:p>-423750.3172</text:p>
          </table:table-cell>
          <table:table-cell office:value-type="float" office:value="53592.506999999998" table:formula="of:=[.AA13]*[.Z14]" table:style-name="ce15">
            <text:p>53592.507</text:p>
          </table:table-cell>
          <table:covered-table-cell/>
          <table:table-cell table:style-name="ce1"/>
          <table:table-cell office:value-type="string" office:string-value="523.62;-591.64" table:formula="of:=CONCATENATE([.Z14];&quot;;&quot;;[.AA14])" table:style-name="ce20">
            <text:p>523.62;-591.64</text:p>
          </table:table-cell>
          <table:table-cell table:style-name="ce1"/>
          <table:table-cell office:value-type="string" table:style-name="ce21">
            <text:p>C</text:p>
          </table:table-cell>
          <table:table-cell office:value-type="string" table:style-name="ce22">
            <text:p>D</text:p>
          </table:table-cell>
          <table:table-cell office:value-type="float" office:value="720.22" table:formula="of:=ROUND(SQRT(([.Z14]-[.Z13])^2+([.AA14]-[.AA13])^2);2)" table:style-name="ce22">
            <text:p>720.22</text:p>
          </table:table-cell>
          <table:table-cell office:value-type="float" office:value="15.511463645840424" table:formula="of:=DEGREES(ATAN(([.Z14]-[.Z13])/([.AA14]-[.AA13])))" table:style-name="ce22">
            <text:p>15.51146365</text:p>
          </table:table-cell>
          <table:table-cell office:value-type="string" table:style-name="ce22">
            <text:p>S</text:p>
          </table:table-cell>
          <table:table-cell office:value-type="string" office:string-value="15° 30' 41.27''" table:formula="of:=TEXT(ABS([.AK14]/24); &quot;[h]° mm' ss.00''&quot;)" table:style-name="ce23">
            <text:p>15° 30' 41.27''</text:p>
          </table:table-cell>
          <table:table-cell office:value-type="string" table:style-name="ce22">
            <text:p>W</text:p>
          </table:table-cell>
          <table:table-cell office:value-type="float" office:value="195" table:style-name="ce59">
            <text:p>195</text:p>
          </table:table-cell>
          <table:table-cell office:value-type="float" office:value="30" table:style-name="ce59">
            <text:p>30</text:p>
          </table:table-cell>
          <table:table-cell office:value-type="float" office:value="41.27" table:style-name="ce97">
            <text:p>41.27</text:p>
          </table:table-cell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60">
            <text:p>D</text:p>
          </table:table-cell>
          <table:table-cell office:value-type="string" table:style-name="ce61">
            <text:p>E</text:p>
          </table:table-cell>
          <table:table-cell office:value-type="float" office:value="358" table:style-name="ce60">
            <text:p>358</text:p>
          </table:table-cell>
          <table:table-cell office:value-type="float" office:value="18" table:style-name="ce62">
            <text:p>18</text:p>
          </table:table-cell>
          <table:table-cell office:value-type="float" office:value="0" table:style-name="ce63">
            <text:p>0</text:p>
          </table:table-cell>
          <table:table-cell office:value-type="string" table:style-name="ce64">
            <text:p>N</text:p>
          </table:table-cell>
          <table:table-cell office:value-type="float" office:value="1" table:style-name="ce62">
            <text:p>1</text:p>
          </table:table-cell>
          <table:table-cell office:value-type="float" office:value="42" table:style-name="ce62">
            <text:p>42</text:p>
          </table:table-cell>
          <table:table-cell office:value-type="float" office:value="0" table:style-name="ce62">
            <text:p>0</text:p>
          </table:table-cell>
          <table:table-cell office:value-type="string" table:style-name="ce62">
            <text:p>W</text:p>
          </table:table-cell>
          <table:table-cell office:value-type="float" office:value="203" table:style-name="ce62">
            <text:p>203</text:p>
          </table:table-cell>
          <table:table-cell office:value-type="float" office:value="0.99956" table:formula="of:=ROUND(COS(RADIANS([.K15]+(([.L15]+[.M15]/60)/60)));6)" table:style-name="ce62">
            <text:p>0.99956</text:p>
          </table:table-cell>
          <table:table-cell office:value-type="float" office:value="2.9666000000000001E-2" table:formula="of:=ROUND(SIN(RADIANS([.K15]+(([.L15]+[.M15]/60)/60)));6)" table:style-name="ce63">
            <text:p>0.029666</text:p>
          </table:table-cell>
          <table:table-cell office:value-type="float" office:value="202.91069999999999" table:formula="of:=ROUND(IF([.J15]=&quot;N&quot;;[.P15]*[.O15]);4)" table:style-name="ce13">
            <text:p>202.9107</text:p>
          </table:table-cell>
          <table:table-cell office:value-type="float" office:value="0" table:formula="of:=ROUND(IF([.J15]=&quot;S&quot;;[.P15]*[.O15]);4)" table:style-name="ce14">
            <text:p>0</text:p>
          </table:table-cell>
          <table:table-cell office:value-type="float" office:value="0" table:formula="of:=ROUND(IF([.N15]=&quot;E&quot;;[.Q15]*[.O15]);4)" table:style-name="ce14">
            <text:p>0</text:p>
          </table:table-cell>
          <table:table-cell office:value-type="float" office:value="6.0221999999999998" table:formula="of:=ROUND(IF([.N15]=&quot;W&quot;;[.Q15]*[.O15]);4)" table:style-name="ce14">
            <text:p>6.0222</text:p>
          </table:table-cell>
          <table:table-cell office:value-type="float" office:value="0.08" table:formula="of:=ROUND(ABS([.$V$11]*[.R15]+[.S15]*[.$V$11]);2)" table:style-name="ce14">
            <text:p>0.08</text:p>
          </table:table-cell>
          <table:table-cell office:value-type="float" office:value="0" table:formula="of:=ROUND(ABS([.$W$11]*[.T15]+[.U15]*[.$W$11]);2)" table:style-name="ce14">
            <text:p>0</text:p>
          </table:table-cell>
          <table:table-cell office:value-type="float" office:value="202.99" table:formula="of:=ROUND(ABS([.R15]+[.V15]);2)" table:style-name="ce14">
            <text:p>202.99</text:p>
          </table:table-cell>
          <table:table-cell office:value-type="float" office:value="-6.02" table:formula="of:=ROUND(-ABS([.U15]+[.W15]);2)" table:style-name="ce14">
            <text:p>-6.02</text:p>
          </table:table-cell>
          <table:table-cell office:value-type="float" office:value="517.59999999999991" table:formula="of:=[.Z14]+[.Y15]" table:style-name="ce14">
            <text:p>517.6</text:p>
          </table:table-cell>
          <table:table-cell office:value-type="float" office:value="-388.65" table:formula="of:=[.AA14]+[.X15]" table:style-name="ce14">
            <text:p>-388.65</text:p>
          </table:table-cell>
          <table:table-cell office:value-type="float" office:value="-203504.91299999994" table:formula="of:=[.Z14]*[.AA15]" table:style-name="ce14">
            <text:p>-203504.913</text:p>
          </table:table-cell>
          <table:table-cell office:value-type="float" office:value="-306232.86399999994" table:formula="of:=[.AA14]*[.Z15]" table:style-name="ce15">
            <text:p>-306232.864</text:p>
          </table:table-cell>
          <table:covered-table-cell/>
          <table:table-cell table:style-name="ce1"/>
          <table:table-cell office:value-type="string" office:string-value="517.6;-388.65" table:formula="of:=CONCATENATE([.Z15];&quot;;&quot;;[.AA15])" table:style-name="ce20">
            <text:p>517.6;-388.65</text:p>
          </table:table-cell>
          <table:table-cell table:style-name="ce1"/>
          <table:table-cell office:value-type="string" table:style-name="ce21">
            <text:p>D</text:p>
          </table:table-cell>
          <table:table-cell office:value-type="string" table:style-name="ce22">
            <text:p>E</text:p>
          </table:table-cell>
          <table:table-cell office:value-type="float" office:value="203.08" table:formula="of:=ROUND(SQRT(([.Z15]-[.Z14])^2+([.AA15]-[.AA14])^2);2)" table:style-name="ce22">
            <text:p>203.08</text:p>
          </table:table-cell>
          <table:table-cell office:value-type="float" office:value="-1.6987020294065405" table:formula="of:=DEGREES(ATAN(([.Z15]-[.Z14])/([.AA15]-[.AA14])))" table:style-name="ce22">
            <text:p>-1.698702029</text:p>
          </table:table-cell>
          <table:table-cell office:value-type="string" table:style-name="ce22">
            <text:p>N</text:p>
          </table:table-cell>
          <table:table-cell office:value-type="string" office:string-value="1° 41' 55.33''" table:formula="of:=TEXT(ABS([.AK15]/24); &quot;[h]° mm' ss.00''&quot;)" table:style-name="ce23">
            <text:p>1° 41' 55.33''</text:p>
          </table:table-cell>
          <table:table-cell office:value-type="string" table:style-name="ce22">
            <text:p>W</text:p>
          </table:table-cell>
          <table:table-cell office:value-type="float" office:value="358" table:style-name="ce59">
            <text:p>358</text:p>
          </table:table-cell>
          <table:table-cell office:value-type="float" office:value="18" table:style-name="ce59">
            <text:p>18</text:p>
          </table:table-cell>
          <table:table-cell office:value-type="float" office:value="4.67" table:style-name="ce97">
            <text:p>4.67</text:p>
          </table:table-cell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65">
            <text:p>E<text:s/></text:p>
          </table:table-cell>
          <table:table-cell office:value-type="string" table:style-name="ce66">
            <text:p>A</text:p>
          </table:table-cell>
          <table:table-cell office:value-type="float" office:value="306" table:style-name="ce65">
            <text:p>306</text:p>
          </table:table-cell>
          <table:table-cell office:value-type="float" office:value="54" table:style-name="ce67">
            <text:p>54</text:p>
          </table:table-cell>
          <table:table-cell office:value-type="float" office:value="0" table:style-name="ce68">
            <text:p>0</text:p>
          </table:table-cell>
          <table:table-cell office:value-type="string" table:style-name="ce69">
            <text:p>N</text:p>
          </table:table-cell>
          <table:table-cell office:value-type="float" office:value="53" table:style-name="ce67">
            <text:p>53</text:p>
          </table:table-cell>
          <table:table-cell office:value-type="float" office:value="6" table:style-name="ce67">
            <text:p>6</text:p>
          </table:table-cell>
          <table:table-cell office:value-type="float" office:value="0" table:style-name="ce67">
            <text:p>0</text:p>
          </table:table-cell>
          <table:table-cell office:value-type="string" table:style-name="ce67">
            <text:p>W</text:p>
          </table:table-cell>
          <table:table-cell office:value-type="float" office:value="647.02" table:style-name="ce70">
            <text:p>647.02</text:p>
          </table:table-cell>
          <table:table-cell office:value-type="float" office:value="0.60041999999999995" table:formula="of:=ROUND(COS(RADIANS([.K16]+(([.L16]+[.M16]/60)/60)));6)" table:style-name="ce67">
            <text:p>0.60042</text:p>
          </table:table-cell>
          <table:table-cell office:value-type="float" office:value="0.79968499999999998" table:formula="of:=ROUND(SIN(RADIANS([.K16]+(([.L16]+[.M16]/60)/60)));6)" table:style-name="ce68">
            <text:p>0.799685</text:p>
          </table:table-cell>
          <table:table-cell office:value-type="float" office:value="388.4837" table:formula="of:=ROUND(IF([.J16]=&quot;N&quot;;[.P16]*[.O16]);4)" table:style-name="ce24">
            <text:p>388.4837</text:p>
          </table:table-cell>
          <table:table-cell office:value-type="float" office:value="0" table:formula="of:=ROUND(IF([.J16]=&quot;S&quot;;[.P16]*[.O16]);4)" table:style-name="ce25">
            <text:p>0</text:p>
          </table:table-cell>
          <table:table-cell office:value-type="float" office:value="0" table:formula="of:=ROUND(IF([.N16]=&quot;E&quot;;[.Q16]*[.O16]);4)" table:style-name="ce25">
            <text:p>0</text:p>
          </table:table-cell>
          <table:table-cell office:value-type="float" office:value="517.41219999999998" table:formula="of:=ROUND(IF([.N16]=&quot;W&quot;;[.Q16]*[.O16]);4)" table:style-name="ce25">
            <text:p>517.4122</text:p>
          </table:table-cell>
          <table:table-cell office:value-type="float" office:value="0.16" table:formula="of:=ROUND(ABS([.$V$11]*[.R16]+[.S16]*[.$V$11]);2)" table:style-name="ce14">
            <text:p>0.16</text:p>
          </table:table-cell>
          <table:table-cell office:value-type="float" office:value="0.19" table:formula="of:=ROUND(ABS([.$W$11]*[.T16]+[.U16]*[.$W$11]);2)" table:style-name="ce14">
            <text:p>0.19</text:p>
          </table:table-cell>
          <table:table-cell office:value-type="float" office:value="388.65" table:formula="of:=ROUNDUP(ABS([.R16]+[.V16]);2)" table:style-name="ce25">
            <text:p>388.65</text:p>
          </table:table-cell>
          <table:table-cell office:value-type="float" office:value="-517.6" table:formula="of:=ROUND(-ABS([.U16]+[.W16]);2)" table:style-name="ce25">
            <text:p>-517.6</text:p>
          </table:table-cell>
          <table:table-cell office:value-type="float" office:value="0" table:formula="of:=[.Z15]+[.Y16]" table:style-name="ce25">
            <text:p>0</text:p>
          </table:table-cell>
          <table:table-cell office:value-type="float" office:value="0" table:formula="of:=[.AA15]+[.X16]" table:style-name="ce25">
            <text:p>0</text:p>
          </table:table-cell>
          <table:table-cell office:value-type="float" office:value="0" table:formula="of:=[.Z15]*[.AA16]" table:style-name="ce25">
            <text:p>0</text:p>
          </table:table-cell>
          <table:table-cell office:value-type="float" office:value="0" table:formula="of:=[.AA15]*[.Z16]" table:style-name="ce26">
            <text:p>0</text:p>
          </table:table-cell>
          <table:covered-table-cell/>
          <table:table-cell table:style-name="ce1"/>
          <table:table-cell office:value-type="string" office:string-value="0;0" table:formula="of:=CONCATENATE([.Z16];&quot;;&quot;;[.AA16])" table:style-name="ce27">
            <text:p>0;0</text:p>
          </table:table-cell>
          <table:table-cell table:style-name="ce1"/>
          <table:table-cell office:value-type="string" table:style-name="ce28">
            <text:p>E<text:s/></text:p>
          </table:table-cell>
          <table:table-cell office:value-type="string" table:style-name="ce29">
            <text:p>A</text:p>
          </table:table-cell>
          <table:table-cell office:value-type="float" office:value="647.27" table:formula="of:=ROUND(SQRT(([.Z16]-[.Z15])^2+([.AA16]-[.AA15])^2);2)" table:style-name="ce29">
            <text:p>647.27</text:p>
          </table:table-cell>
          <table:table-cell office:value-type="float" office:value="-53.098235469397132" table:formula="of:=DEGREES(ATAN(([.Z16]-[.Z15])/([.AA16]-[.AA15])))" table:style-name="ce29">
            <text:p>-53.09823547</text:p>
          </table:table-cell>
          <table:table-cell office:value-type="string" table:style-name="ce29">
            <text:p>N</text:p>
          </table:table-cell>
          <table:table-cell office:value-type="string" office:string-value="53° 05' 53.65''" table:formula="of:=TEXT(ABS([.AK16]/24); &quot;[h]° mm' ss.00''&quot;)" table:style-name="ce30">
            <text:p>53° 05' 53.65''</text:p>
          </table:table-cell>
          <table:table-cell office:value-type="string" table:style-name="ce29">
            <text:p>W</text:p>
          </table:table-cell>
          <table:table-cell office:value-type="float" office:value="306" table:style-name="ce98">
            <text:p>306</text:p>
          </table:table-cell>
          <table:table-cell office:value-type="float" office:value="54" table:style-name="ce98">
            <text:p>54</text:p>
          </table:table-cell>
          <table:table-cell office:value-type="float" office:value="6.35" table:style-name="ce99">
            <text:p>6.35</text:p>
          </table:table-cell>
          <table:table-cell table:number-columns-repeated="16341"/>
        </table:table-row>
        <table:table-row table:style-name="ro3">
          <table:table-cell table:number-columns-repeated="4"/>
          <table:table-cell table:number-columns-repeated="10" table:style-name="ce1"/>
          <table:table-cell office:value-type="float" office:value="2466.0500000000002" table:formula="of:=SUM([.O12:.O16])" table:style-name="ce31">
            <text:p>∑=2466.05</text:p>
          </table:table-cell>
          <table:table-cell table:number-columns-repeated="2" table:style-name="ce1"/>
          <table:table-cell office:value-type="float" office:value="847.27589999999998" table:formula="of:=SUM([.R12:.R16])" table:style-name="ce32">
            <text:p>∑=847.2759</text:p>
          </table:table-cell>
          <table:table-cell office:value-type="float" office:value="847.98009999999999" table:formula="of:=SUM([.S12:.S16])" table:style-name="ce33">
            <text:p>∑=847.9801</text:p>
          </table:table-cell>
          <table:table-cell office:value-type="float" office:value="716.50700000000006" table:formula="of:=SUM([.T12:.T16])" table:style-name="ce33">
            <text:p>∑=716.507</text:p>
          </table:table-cell>
          <table:table-cell office:value-type="float" office:value="715.97399999999993" table:formula="of:=SUM([.U12:.U16])" table:style-name="ce34">
            <text:p>∑=715.974</text:p>
          </table:table-cell>
          <table:table-cell table:number-columns-repeated="2" table:style-name="ce1"/>
          <table:table-cell office:value-type="float" office:value="0" table:formula="of:=SUM([.X12:.X16])" table:style-name="ce35">
            <text:p>∑=0</text:p>
          </table:table-cell>
          <table:table-cell office:value-type="float" office:value="0" table:formula="of:=SUM([.Y12:.Y16])" table:style-name="ce35">
            <text:p>∑=0</text:p>
          </table:table-cell>
          <table:table-cell table:number-columns-repeated="2" table:style-name="ce1"/>
          <table:table-cell office:value-type="float" office:value="-614392.90569999989" table:formula="of:=SUM([.AB12:.AB16])" table:style-name="ce36">
            <text:p>-∑=614392.9057</text:p>
          </table:table-cell>
          <table:table-cell office:value-type="float" office:value="-69292.639299999981" table:formula="of:=SUM([.AC12:.AC16])" table:style-name="ce36">
            <text:p>-∑=69292.6393</text:p>
          </table:table-cell>
          <table:table-cell table:number-columns-repeated="16355"/>
        </table:table-row>
        <table:table-row table:style-name="ro2">
          <table:table-cell table:number-columns-repeated="4"/>
          <table:table-cell table:number-columns-repeated="13" table:style-name="ce1"/>
          <table:table-cell office:value-type="float" office:value="1695.2559999999999" table:formula="of:=[.R17]+[.S17]" table:number-columns-spanned="2" table:number-rows-spanned="1" table:style-name="ce48">
            <text:p>∑=1695.256</text:p>
          </table:table-cell>
          <table:covered-table-cell/>
          <table:table-cell office:value-type="float" office:value="1432.481" table:formula="of:=[.T17]+[.U17]" table:number-columns-spanned="2" table:number-rows-spanned="1" table:style-name="ce49">
            <text:p>∑=1432.481</text:p>
          </table:table-cell>
          <table:covered-table-cell/>
          <table:table-cell table:number-columns-repeated="16363" table:style-name="ce1"/>
        </table:table-row>
        <table:table-row table:style-name="ro2">
          <table:table-cell table:number-columns-repeated="4"/>
          <table:table-cell table:number-columns-repeated="13" table:style-name="ce1"/>
          <table:table-cell office:value-type="float" office:value="0.70420000000001437" table:formula="of:=ABS([.R17]-[.S17])" table:number-columns-spanned="2" table:number-rows-spanned="1" table:style-name="ce50">
            <text:p>Δ=0.7042</text:p>
          </table:table-cell>
          <table:covered-table-cell/>
          <table:table-cell office:value-type="float" office:value="0.53300000000012915" table:formula="of:=ABS([.T17]-[.U17])" table:number-columns-spanned="2" table:number-rows-spanned="1" table:style-name="ce51">
            <text:p>Δ=0.533</text:p>
          </table:table-cell>
          <table:covered-table-cell/>
          <table:table-cell table:number-columns-repeated="16363" table:style-name="ce1"/>
        </table:table-row>
        <table:table-row table:style-name="ro3">
          <table:table-cell table:number-columns-repeated="4"/>
          <table:table-cell table:number-columns-repeated="16380" table:style-name="ce1"/>
        </table:table-row>
        <table:table-row table:style-name="ro3">
          <table:table-cell table:number-columns-repeated="4"/>
          <table:table-cell table:number-columns-repeated="13" table:style-name="ce1"/>
          <table:table-cell office:value-type="string" table:style-name="ce37">
            <text:p>EC</text:p>
          </table:table-cell>
          <table:table-cell office:value-type="float" office:value="0.88319999999999999" table:formula="of:=ROUND(SQRT(([.T19]^2)+[.R19]^2);4)" table:style-name="ce37">
            <text:p>0.8832</text:p>
          </table:table-cell>
          <table:table-cell table:number-columns-repeated="16365" table:style-name="ce1"/>
        </table:table-row>
        <table:table-row table:style-name="ro3">
          <table:table-cell table:number-columns-repeated="4"/>
          <table:table-cell table:style-name="ce71"/>
          <table:table-cell office:value-type="string" table:style-name="ce72">
            <text:p>NO EDITAR</text:p>
          </table:table-cell>
          <table:table-cell table:number-columns-repeated="11" table:style-name="ce1"/>
          <table:table-cell office:value-type="string" table:style-name="ce37">
            <text:p>EU</text:p>
          </table:table-cell>
          <table:table-cell office:value-type="float" office:value="4.0000000000000002E-4" table:formula="of:=ROUND([.S21]/[.O17];4)" table:style-name="ce37">
            <text:p>0.0004</text:p>
          </table:table-cell>
          <table:table-cell table:number-columns-repeated="16365" table:style-name="ce1"/>
        </table:table-row>
        <table:table-row table:style-name="ro3">
          <table:table-cell table:number-columns-repeated="4"/>
          <table:table-cell table:style-name="ce73"/>
          <table:table-cell office:value-type="string" table:style-name="ce72">
            <text:p>AGREGAR INFORMACIÓN</text:p>
          </table:table-cell>
          <table:table-cell table:number-columns-repeated="16378" table:style-name="ce1"/>
        </table:table-row>
        <table:table-row table:style-name="ro3">
          <table:table-cell table:number-columns-repeated="4"/>
          <table:table-cell table:style-name="ce74"/>
          <table:table-cell office:value-type="string" table:style-name="ce72">
            <text:p>RESPUESTA</text:p>
          </table:table-cell>
          <table:table-cell table:number-columns-repeated="11" table:style-name="ce1"/>
          <table:table-cell office:value-type="float" office:value="4.0000000000000002E-4" table:formula="of:=[.S22]" table:style-name="ce37">
            <text:p>0.0004</text:p>
          </table:table-cell>
          <table:table-cell office:value-type="string" table:style-name="ce38">
            <text:p>≤</text:p>
          </table:table-cell>
          <table:table-cell office:value-type="float" office:value="3.003003003003003E-3" table:formula="of:=1/333" table:style-name="ce37">
            <text:p>0.003003003</text:p>
          </table:table-cell>
          <table:table-cell office:value-type="string" office:string-value="CHEQUEA" table:formula="of:=IF([.R24]&lt;=[.T24];&quot;CHEQUEA&quot;;&quot;REVISAR&quot;)" table:style-name="ce39">
            <text:p>CHEQUEA</text:p>
          </table:table-cell>
          <table:table-cell table:number-columns-repeated="16363" table:style-name="ce1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4">
          <table:table-cell table:number-columns-repeated="4"/>
          <table:table-cell office:value-type="string" table:number-columns-spanned="10" table:number-rows-spanned="1" table:style-name="ce100">
            <text:p>LIBRETA CORREGIDA</text:p>
          </table:table-cell>
          <table:covered-table-cell table:number-columns-repeated="9"/>
          <table:table-cell table:number-columns-repeated="16370" table:style-name="ce1"/>
        </table:table-row>
        <table:table-row table:style-name="ro2">
          <table:table-cell table:number-columns-repeated="4"/>
          <table:table-cell office:value-type="string" table:number-columns-spanned="1" table:number-rows-spanned="2" table:style-name="ce75">
            <text:p>EST.</text:p>
          </table:table-cell>
          <table:table-cell office:value-type="string" table:number-columns-spanned="1" table:number-rows-spanned="2" table:style-name="ce76">
            <text:p>P.O.</text:p>
          </table:table-cell>
          <table:table-cell office:value-type="string" table:number-columns-spanned="1" table:number-rows-spanned="2" table:style-name="ce76">
            <text:p>DIST. HORIZ.</text:p>
          </table:table-cell>
          <table:table-cell office:value-type="string" table:number-columns-spanned="1" table:number-rows-spanned="2" table:style-name="ce76">
            <text:p>RUMBOS</text:p>
          </table:table-cell>
          <table:table-cell office:value-type="string" table:number-columns-spanned="3" table:number-rows-spanned="2" table:style-name="ce76">
            <text:p>RUMBOS</text:p>
          </table:table-cell>
          <table:covered-table-cell table:number-columns-repeated="2"/>
          <table:table-cell office:value-type="string" table:number-columns-spanned="3" table:number-rows-spanned="2" table:style-name="ce77">
            <text:p>AZUMIT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 table:style-name="ce1"/>
        </table:table-row>
        <table:table-row table:style-name="ro1">
          <table:table-cell table:number-columns-repeated="4"/>
          <table:table-cell table:style-name="ce81"/>
          <table:table-cell table:number-columns-repeated="6" table:style-name="ce82"/>
          <table:table-cell office:value-type="string" table:style-name="ce82">
            <text:p>G</text:p>
          </table:table-cell>
          <table:table-cell office:value-type="string" table:style-name="ce82">
            <text:p>M</text:p>
          </table:table-cell>
          <table:table-cell office:value-type="string" table:style-name="ce83">
            <text:p>S</text:p>
          </table:table-cell>
          <table:table-cell table:number-columns-repeated="16370" table:style-name="ce1"/>
        </table:table-row>
        <table:table-row table:style-name="ro1">
          <table:table-cell table:number-columns-repeated="4"/>
          <table:table-cell office:value-type="float" office:value="0" table:style-name="ce90">
            <text:p>0</text:p>
          </table:table-cell>
          <table:table-cell office:value-type="float" office:value="4" table:style-name="ce91">
            <text:p>4</text:p>
          </table:table-cell>
          <table:table-cell office:value-type="float" office:value="285.17" table:style-name="ce91">
            <text:p>285.17</text:p>
          </table:table-cell>
          <table:table-cell office:value-type="float" office:value="26.147234738388239" table:style-name="ce91">
            <text:p>26.14723474</text:p>
          </table:table-cell>
          <table:table-cell office:value-type="string" table:style-name="ce91">
            <text:p>N</text:p>
          </table:table-cell>
          <table:table-cell office:value-type="string" table:style-name="ce91">
            <text:p>26° 08' 50.05''</text:p>
          </table:table-cell>
          <table:table-cell office:value-type="string" table:style-name="ce91">
            <text:p>W</text:p>
          </table:table-cell>
          <table:table-cell office:value-type="float" office:value="26" table:style-name="ce91">
            <text:p>26</text:p>
          </table:table-cell>
          <table:table-cell office:value-type="float" office:value="8" table:style-name="ce91">
            <text:p>8</text:p>
          </table:table-cell>
          <table:table-cell office:value-type="float" office:value="50.04" table:style-name="ce92">
            <text:p>50.04</text:p>
          </table:table-cell>
          <table:table-cell table:number-columns-repeated="16370" table:style-name="ce1"/>
        </table:table-row>
        <table:table-row table:style-name="ro1">
          <table:table-cell table:number-columns-repeated="4"/>
          <table:table-cell office:value-type="float" office:value="1" table:style-name="ce90">
            <text:p>1</text:p>
          </table:table-cell>
          <table:table-cell office:value-type="float" office:value="3" table:style-name="ce91">
            <text:p>3</text:p>
          </table:table-cell>
          <table:table-cell office:value-type="float" office:value="610.22" table:style-name="ce91">
            <text:p>610.22</text:p>
          </table:table-cell>
          <table:table-cell office:value-type="float" office:value="-75.417205425047698" table:style-name="ce91">
            <text:p>-75.41720543</text:p>
          </table:table-cell>
          <table:table-cell office:value-type="string" table:style-name="ce91">
            <text:p>S</text:p>
          </table:table-cell>
          <table:table-cell office:value-type="string" table:style-name="ce91">
            <text:p>75° 25' 01.94''</text:p>
          </table:table-cell>
          <table:table-cell office:value-type="string" table:style-name="ce91">
            <text:p>W</text:p>
          </table:table-cell>
          <table:table-cell office:value-type="float" office:value="104" table:style-name="ce91">
            <text:p>104</text:p>
          </table:table-cell>
          <table:table-cell office:value-type="float" office:value="34" table:style-name="ce91">
            <text:p>34</text:p>
          </table:table-cell>
          <table:table-cell office:value-type="float" office:value="58.06" table:style-name="ce92">
            <text:p>58.06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2" table:style-name="ce90">
            <text:p>2</text:p>
          </table:table-cell>
          <table:table-cell office:value-type="float" office:value="2" table:style-name="ce91">
            <text:p>2</text:p>
          </table:table-cell>
          <table:table-cell office:value-type="float" office:value="720.22" table:style-name="ce91">
            <text:p>720.22</text:p>
          </table:table-cell>
          <table:table-cell office:value-type="float" office:value="15.511463645840424" table:style-name="ce91">
            <text:p>15.51146365</text:p>
          </table:table-cell>
          <table:table-cell office:value-type="string" table:style-name="ce91">
            <text:p>S</text:p>
          </table:table-cell>
          <table:table-cell office:value-type="string" table:style-name="ce91">
            <text:p>15° 30' 41.27''</text:p>
          </table:table-cell>
          <table:table-cell office:value-type="string" table:style-name="ce91">
            <text:p>E</text:p>
          </table:table-cell>
          <table:table-cell office:value-type="float" office:value="195" table:style-name="ce91">
            <text:p>195</text:p>
          </table:table-cell>
          <table:table-cell office:value-type="float" office:value="30" table:style-name="ce91">
            <text:p>30</text:p>
          </table:table-cell>
          <table:table-cell office:value-type="float" office:value="41.27" table:style-name="ce92">
            <text:p>41.27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float" office:value="3" table:style-name="ce90">
            <text:p>3</text:p>
          </table:table-cell>
          <table:table-cell office:value-type="float" office:value="1" table:style-name="ce91">
            <text:p>1</text:p>
          </table:table-cell>
          <table:table-cell office:value-type="float" office:value="203.08" table:style-name="ce91">
            <text:p>203.08</text:p>
          </table:table-cell>
          <table:table-cell office:value-type="float" office:value="-1.6987020294065405" table:style-name="ce91">
            <text:p>-1.698702029</text:p>
          </table:table-cell>
          <table:table-cell office:value-type="string" table:style-name="ce91">
            <text:p>N</text:p>
          </table:table-cell>
          <table:table-cell office:value-type="string" table:style-name="ce91">
            <text:p>1° 41' 55.33''</text:p>
          </table:table-cell>
          <table:table-cell office:value-type="string" table:style-name="ce91">
            <text:p>W</text:p>
          </table:table-cell>
          <table:table-cell office:value-type="float" office:value="358" table:style-name="ce91">
            <text:p>358</text:p>
          </table:table-cell>
          <table:table-cell office:value-type="float" office:value="18" table:style-name="ce91">
            <text:p>18</text:p>
          </table:table-cell>
          <table:table-cell office:value-type="float" office:value="4.67" table:style-name="ce92">
            <text:p>4.67</text:p>
          </table:table-cell>
          <table:table-cell table:number-columns-repeated="16370"/>
        </table:table-row>
        <table:table-row table:style-name="ro2">
          <table:table-cell table:number-columns-repeated="4"/>
          <table:table-cell office:value-type="float" office:value="4" table:style-name="ce93">
            <text:p>4</text:p>
          </table:table-cell>
          <table:table-cell office:value-type="float" office:value="0" table:style-name="ce94">
            <text:p>0</text:p>
          </table:table-cell>
          <table:table-cell office:value-type="float" office:value="647.27" table:style-name="ce94">
            <text:p>647.27</text:p>
          </table:table-cell>
          <table:table-cell office:value-type="float" office:value="-53.098235469397132" table:style-name="ce94">
            <text:p>-53.09823547</text:p>
          </table:table-cell>
          <table:table-cell office:value-type="string" table:style-name="ce94">
            <text:p>N</text:p>
          </table:table-cell>
          <table:table-cell office:value-type="string" table:style-name="ce94">
            <text:p>53° 05' 53.65''</text:p>
          </table:table-cell>
          <table:table-cell office:value-type="string" table:style-name="ce94">
            <text:p>E</text:p>
          </table:table-cell>
          <table:table-cell office:value-type="float" office:value="306" table:style-name="ce94">
            <text:p>306</text:p>
          </table:table-cell>
          <table:table-cell office:value-type="float" office:value="54" table:style-name="ce94">
            <text:p>54</text:p>
          </table:table-cell>
          <table:table-cell office:value-type="float" office:value="6.35" table:style-name="ce95">
            <text:p>6.35</text:p>
          </table:table-cell>
          <table:table-cell table:number-columns-repeated="16370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text>∑=</number:text>
      <number:number number:min-integer-digits="1"/>
    </number:number-style>
    <number:number-style style:name="N37">
      <number:text>Δ=</number:text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meta:initial-creator>Ivan Rivera</meta:initial-creator>
    <dc:creator>Ivan Rivera</dc:creator>
    <meta:creation-date>2023-05-01T01:05:48Z</meta:creation-date>
    <dc:date>2023-05-02T04:23:50Z</dc:date>
  </office:meta>
</office:document-meta>
</file>